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VCR </text:p>
          </table:table-cell>
          <table:table-cell table:style-name="ce1" office:value-type="string" office:string-value="MJH" calcext:value-type="string">
            <text:p>MJH </text:p>
          </table:table-cell>
          <table:table-cell table:style-name="ce1" office:value-type="string" office:string-value="JAE" calcext:value-type="string">
            <text:p>JAE </text:p>
          </table:table-cell>
          <table:table-cell table:style-name="ce1" office:value-type="string" office:string-value="GHA?" calcext:value-type="string">
            <text:p>GHA? </text:p>
          </table:table-cell>
          <table:table-cell office:value-type="string" office:string-value="MFGR?" calcext:value-type="string">
            <text:p>MFGR? </text:p>
          </table:table-cell>
          <table:table-cell table:style-name="ce1" office:value-type="string" office:string-value="CLO" calcext:value-type="string">
            <text:p>CLO </text:p>
          </table:table-cell>
          <table:table-cell table:style-name="ce1" office:value-type="string" office:string-value="RLO" calcext:value-type="string">
            <text:p>RLO </text:p>
          </table:table-cell>
          <table:table-cell table:style-name="ce1" office:value-type="string" office:string-value="RRU" calcext:value-type="string">
            <text:p>RRU </text:p>
          </table:table-cell>
          <table:table-cell table:style-name="ce1" office:value-type="string" office:string-value="JGZ" calcext:value-type="string">
            <text:p>JGZ </text:p>
          </table:table-cell>
          <table:table-cell table:style-name="ce1" office:value-type="string" office:string-value="FGH" calcext:value-type="string">
            <text:p>FGH </text:p>
          </table:table-cell>
          <table:table-cell table:style-name="ce1" office:value-type="string" office:string-value="MGG" calcext:value-type="string">
            <text:p>MGG </text:p>
          </table:table-cell>
          <table:table-cell table:style-name="ce1" office:value-type="string" office:string-value="EMT" calcext:value-type="string">
            <text:p>EMT </text:p>
          </table:table-cell>
        </table:table-row>
        <table:table-row table:style-name="ro1">
          <table:table-cell office:value-type="string" office:string-value="C3" calcext:value-type="string">
            <text:p>C3 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office:string-value="C4" calcext:value-type="string">
            <text:p>C4 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office:string-value="CZ" calcext:value-type="string">
            <text:p>CZ 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office:string-value="F3" calcext:value-type="string">
            <text:p>F3 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office:string-value="F4" calcext:value-type="string">
            <text:p>F4 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office:string-value="F7" calcext:value-type="string">
            <text:p>F7 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office:string-value="F8" calcext:value-type="string">
            <text:p>F8 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office:string-value="FP1" calcext:value-type="string">
            <text:p>FP1 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office:string-value="FP2" calcext:value-type="string">
            <text:p>FP2 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office:string-value="FZ" calcext:value-type="string">
            <text:p>FZ 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office:string-value="O1" calcext:value-type="string">
            <text:p>O1 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office:string-value="O2" calcext:value-type="string">
            <text:p>O2 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office:string-value="P3" calcext:value-type="string">
            <text:p>P3 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office:string-value="P4" calcext:value-type="string">
            <text:p>P4 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office:string-value="PZ" calcext:value-type="string">
            <text:p>PZ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office:string-value="T3" calcext:value-type="string">
            <text:p>T3 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office:string-value="T4" calcext:value-type="string">
            <text:p>T4 </text:p>
          </table:table-cell>
          <table:table-cell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office:string-value="T5" calcext:value-type="string">
            <text:p>T5 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office:string-value="T6" calcext:value-type="string">
            <text:p>T6 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office:string-value="LOG" calcext:value-type="string">
            <text:p>LOG 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office:string-value="ROG" calcext:value-type="string">
            <text:p>ROG 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office:string-value="EMG" calcext:value-type="string">
            <text:p>EMG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267" calcext:value-type="float">
            <text:p>267</text:p>
          </table:table-cell>
          <table:table-cell table:style-name="Default"/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114" calcext:value-type="float">
            <text:p>114</text:p>
          </table:table-cell>
          <table:table-cell table:style-name="Default" office:value-type="float" office:value="33" calcext:value-type="float">
            <text:p>33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percentage-style style:name="N119">
      <number:number number:decimal-places="1" loext:min-decimal-places="1" number:min-integer-digits="1"/>
      <number:text>%</number:text>
    </number:percentage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6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2" style:volatile="true" number:language="es" number:country="MX">
      <loext:text> </loext:text>
      <loext:fill-character> </loext:fill-character>
      <number:text>- </number:text>
    </number:number-style>
    <number:text-style style:name="N10127" number:language="es" number:country="MX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28" number:language="es" number:country="MX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s" number:country="MX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30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6:18:51.1191574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57:21.104547348</meta:creation-date>
    <dc:date>2017-03-29T16:39:04.526707332</dc:date>
    <meta:editing-duration>PT27M43S</meta:editing-duration>
    <meta:editing-cycles>4</meta:editing-cycles>
    <meta:generator>LibreOffice/5.1.6.2$Linux_x86 LibreOffice_project/10m0$Build-2</meta:generator>
    <meta:document-statistic meta:table-count="1" meta:cell-count="288" meta:object-count="0"/>
  </office:meta>
</office:document-meta>
</file>